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9791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364583333333333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35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937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-by-value-loss-of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victim-of-arson-by-gender-and-r">
      <style:table-properties table:display="true" style:writing-mode="lr-tb"/>
    </style:style>
    <style:style style:name="ta6" style:family="table" style:master-page-name="PageStyle_5f_offenders-of-arson-by-gender-an">
      <style:table-properties table:display="true" style:writing-mode="lr-tb"/>
    </style:style>
    <style:style style:name="ta7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2" office:value-type="string">
            <text:p>Air/Bus/Train Termin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ank/Savings and Loa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ar/Night Club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urch/Synagogue/Templ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Commercial/Office Building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Construction Sit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onvenience Stor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Department/Discount Store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rug Store/Dr Office/Hospital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ield/Woods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2" office:value-type="string">
            <text:p>Government/Public Building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Grocery/Supermarket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ighway/Road/Alley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2" office:value-type="string">
            <text:p>Hotel/Motel/Etc.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Jail/Penitentiary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ake/Waterway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ing Lot/Garage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Rental Storage Facility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esidence/Home</text:p>
          </table:table-cell>
          <table:table-cell table:style-name="ce21" office:value-type="float" office:value="540">
            <text:p>540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chool/College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Service/Gas Station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pecialty Store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Other/Unknown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1" table:formula="oooc:=SUM([.B2:.B26])" office:value-type="string">
            <text:p>1167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3" office:value-type="string">
            <text:p>Month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April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August</text:p>
          </table:table-cell>
          <table:table-cell table:style-name="ce23" office:value-type="string">
            <text:p>Septem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November</text:p>
          </table:table-cell>
          <table:table-cell table:style-name="ce23" office:value-type="string">
            <text:p>December</text:p>
          </table:table-cell>
          <table:table-cell table:number-columns-repeated="13" table:style-name="ce23"/>
        </table:table-row>
        <table:table-row table:style-name="ro2">
          <table:table-cell table:style-name="ce21" office:value-type="string">
            <text:p>Arson Offense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79">
            <text:p>79</text:p>
          </table:table-cell>
        </table:table-row>
      </table:table>
      <table:table table:name="classification-by-value-loss-of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Occupancy Dwelling</text:p>
          </table:table-cell>
          <table:table-cell table:style-name="ce24" office:value-type="float" office:value="6690476">
            <text:p>6,690,476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4" office:value-type="float" office:value="671701">
            <text:p>671,701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4" office:value-type="float" office:value="825925">
            <text:p>825,925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4" office:value-type="float" office:value="500000">
            <text:p>500,000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4" office:value-type="float" office:value="46830">
            <text:p>46,830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4" office:value-type="float" office:value="278961">
            <text:p>278,96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4" office:value-type="float" office:value="238585">
            <text:p>238,585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/>
        </table:table-row>
        <table:table-row table:style-name="ro2">
          <table:table-cell table:style-name="ce21" office:value-type="string">
            <text:p>Aircraft</text:p>
          </table:table-cell>
          <table:table-cell table:style-name="ce24" office:value-type="float" office:value="20000">
            <text:p>20,000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4" office:value-type="float" office:value="15000">
            <text:p>15,000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4" office:value-type="float" office:value="871250">
            <text:p>871,250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4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4" office:value-type="float" office:value="16400">
            <text:p>16,400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4" office:value-type="float" office:value="6779">
            <text:p>6,779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4" office:value-type="float" office:value="251200">
            <text:p>251,200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Heavy Construction/Indust</text:p>
          </table:table-cell>
          <table:table-cell table:style-name="ce24" office:value-type="float" office:value="9250">
            <text:p>9,250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4" office:value-type="float" office:value="14794">
            <text:p>14,794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4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4" office:value-type="float" office:value="260">
            <text:p>260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4" office:value-type="float" office:value="13000">
            <text:p>13,000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4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4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4" office:value-type="float" office:value="0">
            <text:p/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4" office:value-type="float" office:value="57700">
            <text:p>57,70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4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4" office:value-type="float" office:value="92077">
            <text:p>92,077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4" office:value-type="float" office:value="32704">
            <text:p>32,704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4" office:value-type="float" office:value="1500">
            <text:p>1,5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5" office:value-type="float" office:value="1368610">
            <text:p>$1,368,6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12023605">
            <text:p>$12,023,60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3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number-columns-repeated="2"/>
          <table:table-cell table:style-name="ce21" office:value-type="string">
            <text:p/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dden Withi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victim-of-arson-by-gender-and-r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Am.Ind./Alsk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Unknown Race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362">
            <text:p>362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13.</text:p>
          </table:table-cell>
          <table:covered-table-cell table:number-columns-repeated="2"/>
        </table:table-row>
      </table:table>
      <table:table table:name="offenders-of-arson-by-gender-an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Am.Ind./Alsk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 Race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625">
            <text:p>625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table:number-columns-spanned="3" table:number-rows-spanned="1" office:value-type="string">
            <text:p>Note: Gender not reported = 271</text:p>
          </table:table-cell>
          <table:covered-table-cell table:number-columns-repeated="2"/>
        </table:table-row>
      </table:table>
      <table:table table:name="arson-by-day-of-week-and-time-o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3" office:value-type="string">
            <text:p>Day/Time</text:p>
          </table:table-cell>
          <table:table-cell table:style-name="ce23" office:value-type="string">
            <text:p>00:00-01:59</text:p>
          </table:table-cell>
          <table:table-cell table:style-name="ce23" office:value-type="string">
            <text:p>02:00-03:59</text:p>
          </table:table-cell>
          <table:table-cell table:style-name="ce23" office:value-type="string">
            <text:p>04:00-05:59</text:p>
          </table:table-cell>
          <table:table-cell table:style-name="ce23" office:value-type="string">
            <text:p>06:00-07:59</text:p>
          </table:table-cell>
          <table:table-cell table:style-name="ce23" office:value-type="string">
            <text:p>08:00-09:59</text:p>
          </table:table-cell>
          <table:table-cell table:style-name="ce23" office:value-type="string">
            <text:p>10:00-11:59</text:p>
          </table:table-cell>
          <table:table-cell table:style-name="ce23" office:value-type="string">
            <text:p>12:00-13:59</text:p>
          </table:table-cell>
          <table:table-cell table:style-name="ce23" office:value-type="string">
            <text:p>14:00-15:59</text:p>
          </table:table-cell>
          <table:table-cell table:style-name="ce23" office:value-type="string">
            <text:p>16:00-17:59</text:p>
          </table:table-cell>
          <table:table-cell table:style-name="ce23" office:value-type="string">
            <text:p>18:00-19:59</text:p>
          </table:table-cell>
          <table:table-cell table:style-name="ce23" office:value-type="string">
            <text:p>20:00-21:59</text:p>
          </table:table-cell>
          <table:table-cell table:style-name="ce23" office:value-type="string">
            <text:p>22:00-23:59</text:p>
          </table:table-cell>
          <table:table-cell table:style-name="ce23" office:value-type="string">
            <text:p>Unk</text:p>
          </table:table-cell>
        </table:table-row>
        <table:table-row table:style-name="ro2">
          <table:table-cell table:style-name="ce21" office:value-type="string">
            <text:p>Monday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dnesday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ursday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iday 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aturday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nday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7</text:p>
          </table:table-cell>
          <table:table-cell table:style-name="ce21" table:formula="oooc:=SUM([.C2:.C8])" office:value-type="string">
            <text:p>101</text:p>
          </table:table-cell>
          <table:table-cell table:style-name="ce21" table:formula="oooc:=SUM([.D2:.D8])" office:value-type="string">
            <text:p>79</text:p>
          </table:table-cell>
          <table:table-cell table:style-name="ce21" table:formula="oooc:=SUM([.E2:.E8])" office:value-type="string">
            <text:p>45</text:p>
          </table:table-cell>
          <table:table-cell table:style-name="ce21" table:formula="oooc:=SUM([.F2:.F8])" office:value-type="string">
            <text:p>61</text:p>
          </table:table-cell>
          <table:table-cell table:style-name="ce21" table:formula="oooc:=SUM([.G2:.G8])" office:value-type="string">
            <text:p>67</text:p>
          </table:table-cell>
          <table:table-cell table:style-name="ce21" table:formula="oooc:=SUM([.H2:.H8])" office:value-type="string">
            <text:p>79</text:p>
          </table:table-cell>
          <table:table-cell table:style-name="ce21" table:formula="oooc:=SUM([.I2:.I8])" office:value-type="string">
            <text:p>90</text:p>
          </table:table-cell>
          <table:table-cell table:style-name="ce21" table:formula="oooc:=SUM([.J2:.J8])" office:value-type="string">
            <text:p>111</text:p>
          </table:table-cell>
          <table:table-cell table:style-name="ce21" table:formula="oooc:=SUM([.K2:.K8])" office:value-type="string">
            <text:p>104</text:p>
          </table:table-cell>
          <table:table-cell table:style-name="ce21" table:formula="oooc:=SUM([.L2:.L8])" office:value-type="string">
            <text:p>137</text:p>
          </table:table-cell>
          <table:table-cell table:style-name="ce21" table:formula="oooc:=SUM([.M2:.M8])" office:value-type="string">
            <text:p>130</text:p>
          </table:table-cell>
          <table:table-cell table:style-name="ce21" table:formula="oooc:=SUM([.N2:.N8])" office:value-type="string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